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  <style:text-properties style:font-name="Hiragino Kaku Gothic Pro" fo:font-size="11pt" style:font-size-asian="11pt" style:font-size-complex="11pt"/>
    </style:style>
    <style:style style:name="P2" style:family="paragraph" style:parent-style-name="Standard">
      <style:paragraph-properties fo:margin-top="0cm" fo:margin-bottom="0cm" fo:text-align="center" style:justify-single-word="false"/>
      <style:text-properties style:font-name="Hiragino Kaku Gothic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top="0cm" fo:margin-bottom="0cm"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cm" fo:text-align="start" style:justify-single-word="false"/>
      <style:text-properties fo:color="#0066ff" style:font-name="CourierNewPS-ItalicMT" fo:font-size="12.5pt" fo:font-style="italic" style:text-underline-style="none" fo:font-weight="normal" style:font-name-asian="CourierNewPS-ItalicMT" style:font-size-asian="12.5pt" style:font-style-asian="italic" style:font-weight-asian="normal" style:font-name-complex="CourierNewPS-ItalicMT" style:font-size-complex="12.5pt" style:font-style-complex="italic" style:font-weight-complex="normal"/>
    </style:style>
    <style:style style:name="P6" style:family="paragraph" style:parent-style-name="Standard">
      <style:paragraph-properties fo:margin-top="0cm" fo:margin-bottom="0cm" fo:text-align="start" style:justify-single-word="false"/>
      <style:text-properties fo:color="#000000" style:font-name="Hiragino Kaku Gothic Pro" fo:font-size="10pt" fo:font-style="normal" style:text-underline-style="none" fo:font-weight="normal" style:font-name-asian="CourierNewPS-ItalicMT" style:font-size-asian="10pt" style:font-style-asian="normal" style:font-weight-asian="normal" style:font-name-complex="CourierNewPS-ItalicMT" style:font-size-complex="10pt" style:font-style-complex="normal" style:font-weight-complex="normal"/>
    </style:style>
    <style:style style:name="P7" style:family="paragraph" style:parent-style-name="Standard">
      <style:paragraph-properties fo:margin-top="0cm" fo:margin-bottom="0cm" fo:text-align="start" style:justify-single-word="false"/>
      <style:text-properties style:font-name="CourierNewPS-ItalicMT" fo:font-size="12.5pt"/>
    </style:style>
    <style:style style:name="P8" style:family="paragraph" style:parent-style-name="Text_20_body">
      <style:paragraph-properties fo:margin-top="0cm" fo:margin-bottom="0cm"/>
      <style:text-properties style:font-name="Hiragino Kaku Gothic Pro" fo:font-size="10pt" fo:background-color="#ffffff" style:font-size-asian="10pt" style:font-size-complex="10pt"/>
    </style:style>
    <style:style style:name="P9" style:family="paragraph" style:parent-style-name="Text_20_body">
      <style:paragraph-properties fo:margin-top="0cm" fo:margin-bottom="0cm"/>
      <style:text-properties style:font-name="Hiragino Kaku Gothic Pro" fo:font-size="10pt" style:font-size-asian="10pt" style:font-size-complex="10pt"/>
    </style:style>
    <style:style style:name="P10" style:family="paragraph" style:parent-style-name="Standard">
      <style:paragraph-properties fo:margin-top="0cm" fo:margin-bottom="0cm" fo:text-align="start" style:justify-single-word="false"/>
      <style:text-properties fo:color="#000000" style:font-name="Hiragino Kaku Gothic Pro" fo:font-size="10pt" fo:font-style="normal" style:text-underline-style="none" fo:font-weight="normal" style:font-name-asian="CourierNewPS-ItalicMT" style:font-size-asian="10pt" style:font-style-asian="normal" style:font-weight-asian="normal" style:font-name-complex="CourierNewPS-ItalicMT" style:font-size-complex="10pt" style:font-style-complex="normal" style:font-weight-complex="normal"/>
    </style:style>
    <style:style style:name="P11" style:family="paragraph" style:parent-style-name="Text_20_body">
      <style:paragraph-properties fo:margin-top="0cm" fo:margin-bottom="0cm"/>
      <style:text-properties style:font-name="Hiragino Kaku Gothic Pro" fo:font-size="10pt" fo:background-color="#ffffff" style:font-size-asian="10pt" style:font-size-complex="10pt"/>
    </style:style>
    <style:style style:name="P12" style:family="paragraph" style:parent-style-name="Text_20_body">
      <style:paragraph-properties fo:margin-top="0cm" fo:margin-bottom="0cm"/>
      <style:text-properties fo:color="#999966" style:font-name="Hiragino Kaku Gothic Pro" fo:font-size="10pt" fo:font-style="normal" style:text-underline-style="none" fo:font-weight="normal" fo:background-color="#ffffff" style:font-name-asian="CourierNewPS-ItalicMT" style:font-size-asian="10pt" style:font-style-asian="normal" style:font-weight-asian="normal" style:font-name-complex="CourierNewPS-ItalicMT" style:font-size-complex="10pt" style:font-style-complex="normal" style:font-weight-complex="normal"/>
    </style:style>
    <style:style style:name="T1" style:family="text">
      <style:text-properties fo:color="#0066ff"/>
    </style:style>
    <style:style style:name="T2" style:family="text">
      <style:text-properties fo:color="#ff00ff"/>
    </style:style>
    <style:style style:name="T3" style:family="text">
      <style:text-properties fo:color="#ff00ff" fo:background-color="#ffffff"/>
    </style:style>
    <style:style style:name="T4" style:family="text">
      <style:text-properties fo:color="#ff0000" style:font-name="Hiragino Kaku Gothic Pro" fo:font-size="10pt" fo:font-style="normal" style:font-size-asian="10pt" style:font-style-asian="normal" style:font-size-complex="10pt" style:font-style-complex="normal"/>
    </style:style>
    <style:style style:name="T5" style:family="text">
      <style:text-properties fo:color="#ff0000" style:font-name="Hiragino Kaku Gothic Pro" fo:font-size="10pt" fo:font-style="normal" fo:background-color="#ffffff" style:font-size-asian="10pt" style:font-style-asian="normal" style:font-size-complex="10pt" style:font-style-complex="normal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fo:color="#000000" style:font-name="Hiragino Kaku Gothic Pro" fo:font-size="10pt" fo:font-style="normal" style:font-size-asian="10pt" style:font-style-asian="normal" style:font-size-complex="10pt" style:font-style-complex="normal"/>
    </style:style>
    <style:style style:name="T8" style:family="text">
      <style:text-properties fo:color="#000000" style:font-name="Hiragino Kaku Gothic Pro" fo:font-size="10pt" fo:font-style="normal" fo:background-color="#ffffff" style:font-size-asian="10pt" style:font-style-asian="normal" style:font-size-complex="10pt" style:font-style-complex="normal"/>
    </style:style>
    <style:style style:name="T9" style:family="text">
      <style:text-properties fo:color="#000000" fo:font-style="normal" style:font-style-asian="normal" style:font-style-complex="normal"/>
    </style:style>
    <style:style style:name="T10" style:family="text">
      <style:text-properties fo:color="#999966"/>
    </style:style>
    <style:style style:name="T11" style:family="text">
      <style:text-properties fo:color="#999966" style:font-name="Hiragino Kaku Gothic Pro" fo:font-size="10pt" fo:font-style="normal" style:font-size-asian="10pt" style:font-style-asian="normal" style:font-size-complex="10pt" style:font-style-complex="normal"/>
    </style:style>
    <style:style style:name="T12" style:family="text">
      <style:text-properties fo:color="#999966" style:font-name="Hiragino Kaku Gothic Pro" fo:font-size="10pt" fo:font-style="normal" style:text-underline-style="none" fo:font-weight="normal" style:font-name-asian="CourierNewPS-ItalicMT" style:font-size-asian="10pt" style:font-style-asian="normal" style:font-weight-asian="normal" style:font-name-complex="CourierNewPS-ItalicMT" style:font-size-complex="10pt" style:font-style-complex="normal" style:font-weight-complex="normal"/>
    </style:style>
    <style:style style:name="T13" style:family="text">
      <style:text-properties fo:background-color="#ffffff"/>
    </style:style>
    <style:style style:name="T14" style:family="text">
      <style:text-properties fo:color="#ff99ff"/>
    </style:style>
    <style:style style:name="T15" style:family="text">
      <style:text-properties fo:color="#ff99ff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NARD henri</text:p>
      <text:p text:style-name="P1"><text:tab/></text:p>
      <text:p text:style-name="P2">Question nº2 : le serveur billet</text:p>
      <text:p text:style-name="P3"/>
      <text:p text:style-name="P4"><text:span text:style-name="T1">#include</text:span> <text:span text:style-name="T2">« nsy103.h »</text:span></text:p>
      <text:p text:style-name="P4"><text:span text:style-name="T1">#include</text:span><text:span text:style-name="T2"> <text:s/>&lt;pthread.h&gt;</text:span></text:p>
      <text:p text:style-name="P4"/>
      <text:p text:style-name="P4"><text:span text:style-name="T1">int</text:span><text:tab/><text:tab/>main()</text:p>
      <text:p text:style-name="P4">{</text:p>
      <text:p text:style-name="P4"><text:tab/><text:span text:style-name="T1">int</text:span><text:tab/><text:tab/><text:tab/>msqid, semid, shmid, pid ;</text:p>
      <text:p text:style-name="P4"><text:tab/>t_requete<text:tab/><text:tab/>msg ;</text:p>
      <text:p text:style-name="P4"><text:tab/>t_reponse<text:tab/><text:tab/>rep ;</text:p>
      <text:p text:style-name="P4"><text:tab/><text:span text:style-name="T1">struct</text:span> sembuf<text:tab/><text:tab/>op ;</text:p>
      <text:p text:style-name="P4"><text:tab/>pthread_t<text:tab/>consult, resa ;</text:p>
      <text:p text:style-name="P4"/>
      <text:p text:style-name="P4"><text:tab/><text:span text:style-name="T10">/* Création de la MSQ */</text:span></text:p>
      <text:p text:style-name="P5"><text:s/><text:tab/><text:span text:style-name="T7">msqid = <text:s/>msgget(CLEMSQ, IPC_CREAT | IPC_EXCL | 0666);</text:span></text:p>
      <text:p text:style-name="P6"/>
      <text:p text:style-name="P5"><text:span text:style-name="T7"><text:tab/></text:span><text:span text:style-name="T11">/* Création du mutex pour les accès concurrents sur la table des spectacles */</text:span></text:p>
      <text:p text:style-name="P6"><text:tab/>semid = semget(CLESEM, 1, IPC_CREAT | IPC_EXCL | 0600);</text:p>
      <text:p text:style-name="P6"><text:tab/>semctl(semid, 0, SETVAL, 1) ;</text:p>
      <text:p text:style-name="P6"><text:tab/></text:p>
      <text:p text:style-name="P5"><text:span text:style-name="T7"><text:tab/></text:span><text:span text:style-name="T11">/* Création des threads réservation et consultation */</text:span></text:p>
      <text:p text:style-name="P7"><text:span text:style-name="T12"><text:tab/></text:span><text:span text:style-name="T5">if</text:span><text:span text:style-name="T8"> (pthread_create(&amp;consult, NULL, consultation, NULL) == -1) </text:span></text:p>
      <text:p text:style-name="P8"><text:tab/><text:tab/>perror (<text:span text:style-name="T2">"pb pthread_create</text:span><text:span text:style-name="T14">\n"</text:span>); </text:p>
      <text:p text:style-name="P8"><text:tab/><text:span text:style-name="T6">if</text:span><text:span text:style-name="T9"> (pthread_create(&amp;resa, NULL, reservation, NULL) == -1)</text:span></text:p>
      <text:p text:style-name="P9"><text:span text:style-name="T13"><text:tab/><text:tab/>perror (</text:span><text:span text:style-name="T3">"pb pthread_create</text:span><text:span text:style-name="T15">\n</text:span><text:span text:style-name="T3">"</text:span><text:span text:style-name="T13">); </text:span></text:p>
      <text:p text:style-name="P8"><text:tab/></text:p>
      <text:p text:style-name="P12"><text:tab/>/* Synchronisation des threads (bloquant) afin de laisser actif le programme ; en effet si <text:tab/>le thread principal se termine tout les sous thread sont automatiquement termine ce que <text:tab/>l'on souhaite éviter */</text:p>
      <text:p text:style-name="P6"><text:tab/>pthread_join(resa, NULL) ;</text:p>
      <text:p text:style-name="P6"/>
      <text:p text:style-name="P5"><text:span text:style-name="T7"><text:tab/></text:span><text:span text:style-name="T4">return</text:span><text:span text:style-name="T7"> (0) ;</text:span>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 tremendous</meta:initial-creator>
    <meta:creation-date>2019-01-24T14:59:59</meta:creation-date>
    <dc:date>2019-01-27T19:59:14</dc:date>
    <dc:creator>bill tremendous</dc:creator>
    <meta:editing-duration>PT3H9M51S</meta:editing-duration>
    <meta:editing-cycles>18</meta:editing-cycles>
    <meta:generator>OpenOffice/4.1.5$Unix OpenOffice.org_project/415m1$Build-9789</meta:generator>
    <meta:document-statistic meta:table-count="0" meta:image-count="0" meta:object-count="0" meta:page-count="1" meta:paragraph-count="28" meta:word-count="147" meta:character-count="950"/>
  </office:meta>
</office:document-meta>
</file>